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Droid Serif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Droid Serif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roid Seri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Droid Serif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Droid Serif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Droid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COM Görüntüleme Destekli Hasta Kayıt Sistemi</text:p>
      <text:p text:style-name="P6">Ozan Çağlayan</text:p>
      <text:p text:style-name="P2"/>
      <text:p text:style-name="P2"/>
      <text:p text:style-name="P2"/>
      <text:p text:style-name="P3">Özet</text:p>
      <text:p text:style-name="P3"/>
      <text:p text:style-name="P4">Uygulama <text:span text:style-name="T1">Linux</text:span> üzerinde tamamen açık kaynaklı teknolojiler kullanılarak geliştirilmiştir.</text:p>
      <text:p text:style-name="P4"/>
      <text:p text:style-name="P4">Arayüz <text:span text:style-name="T1">Python</text:span> programlama dili ve <text:span text:style-name="T1">Qt4</text:span>[0] grafik arayüz araç kiti kullanılarak tasarlanmıştır.</text:p>
      <text:p text:style-name="P4"/>
      <text:p text:style-name="P4">Veritabanı altyapısı olarak projenin ölçeği de göz önünde bulundurularak <text:span text:style-name="T1">SQLite </text:span>veritabanı kullanılmıştır. Dosya tabanlı çalışan bu veritabanı motoru bir sunucu çalıştırılmasını gerektirmemektedir.</text:p>
      <text:p text:style-name="P4"/>
      <text:p text:style-name="P4">DICOM okuma desteği için <text:span text:style-name="T1">GDCM</text:span> (Grassroots DICOM)[1] kitaplığı kullanılmıştır. <text:span text:style-name="T1">GDCM</text:span>, aslen C++ ile yazılmış ancak <text:span text:style-name="T1">Python</text:span>, C#, Java ve PHP üzerinden de kullanılabilen bir DICOM kitaplığıdır. RAW, JPEG, J2K, JPEG-LS, RLE biçimlerini desteklemektedir. C-ECHO, C-FIND, C-STORE, C-MOVE gibi SCU ağ işlemlerini de desteklemektedir.</text:p>
      <text:p text:style-name="P4"/>
      <text:p text:style-name="P4">DICOM görüntüleme desteği ise yine <text:span text:style-name="T1">GDCM</text:span> üzerinden ancak <text:span text:style-name="T1">VTK</text:span> (Visualization Toolkit)[2] adı verilen çizim ve görüntüleme araç kiti kullanılarak sağlanmaktadır.</text:p>
      <text:p text:style-name="P4"/>
      <text:p text:style-name="P4">İki kitaplığın da <text:span text:style-name="T1">Python</text:span> arayüzleri olduğu için <text:span text:style-name="T1">Python</text:span> üzerinden kolaylıkla kullanılabilmektedirler.</text:p>
      <text:p text:style-name="P4"/>
      <text:p text:style-name="P4"/>
      <text:p text:style-name="P5">Yeni Kayıt</text:p>
      <text:p text:style-name="P5"/>
      <text:p text:style-name="P4">Yeni kayıt giriş ekranında, hastanın adı, soyadı, yaşı, doğum yeri, doğum tarihi, mesleği, vb. gibi kişisel özellikleri sorulmaktadır. Bunların yanında hastaya özel bir fotoğraf da veritabanına yüklenebilmektedir.</text:p>
      <text:p text:style-name="P4"/>
      <text:p text:style-name="P4">Tıbbi kayda yönelik olarak hastanın hikayesi, hastaya yapılan tetkikler, geçirdiği/sahip olduğu hastalıklar, tedavi için yazılan ilaçlar ve ek notlar ile tıbbi görüntüleme verisi tutulmaktadır.</text:p>
      <text:p text:style-name="P4"/>
      <text:p text:style-name="P4"/>
      <text:p text:style-name="P4"><text:soft-page-break/>Hikaye ve tetkikler düz metin alanları olarak tasarlanmıştır. Hastalıklar ise ICD-10 Uluslar arası kodlama standardının sağladığı liste üzerinden çalışmaktadır. Bu kodlama veritabanının Türkçe çevirisi[3] uygulamaya entegre edilmiş olup, uygulama kullanıcısına bu kodlar arasından seçim yapma olanağı sağlanmıştır.</text:p>
      <text:p text:style-name="P4"/>
      <text:p text:style-name="P4">Görüntüleme kısmında kullanıcı, <text:span text:style-name="T2">.dcm</text:span> uzantılı DICOM dosyalarını uygulamaya aktarabilmekte ve bu dosyalara çift tıklayarak bu DICOM dosyalarını görüntüleyebilmektedir. DICOM dosyaları yoğun veri içerdikleri için dosya sistemi üzerinde tutulmakta ve veritabanına kaydedilmemektedir.</text:p>
      <text:p text:style-name="P4"/>
      <text:p text:style-name="P4">Tedavi kısmındaki ilaç listesi, <text:span text:style-name="T1">ilacrehberi.com </text:span>üzerindeki veritabanından oluşturulmuş ve uygulamaya dahil edilmiştir.</text:p>
      <text:p text:style-name="P4"/>
      <text:p text:style-name="P5"><text:s/>Kayıt Arama</text:p>
      <text:p text:style-name="P5"/>
      <text:p text:style-name="P4">Arama arayüzünde her tuş girdisinde bir SQL sorgusu yapılarak arama sonuçları alanı doldurulmaktadır. Kayıtlara çift tıklandığında, kayıtlar düzenlenebilmekte ve tekrar kaydedilebilmektedir.</text:p>
      <text:p text:style-name="P4"/>
      <text:p text:style-name="P5">Referanslar</text:p>
      <text:p text:style-name="P5"/>
      <text:p text:style-name="P4">[0]: http://www.riverbankcomputing.co.uk/software/pyqt/download</text:p>
      <text:p text:style-name="P4">[1]: <text:a xlink:type="simple" xlink:href="http://sourceforge.net/projects/gdcm/">http://sourceforge.net/projects/gdcm/</text:a></text:p>
      <text:p text:style-name="P4">[2]: <text:a xlink:type="simple" xlink:href="http://www.vtk.org/">http://www.vtk.org/</text:a></text:p>
      <text:p text:style-name="P4">[3]: http://sourceforge.net/projects/care2002/files/CSV%20Data/ICD10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zan Çağlayan</meta:initial-creator>
    <meta:creation-date>2011-11-28T09:25:54</meta:creation-date>
    <dc:date>2011-11-28T09:52:36</dc:date>
    <dc:creator>Ozan Çağlayan</dc:creator>
    <meta:editing-duration>PT26M53S</meta:editing-duration>
    <meta:editing-cycles>10</meta:editing-cycles>
    <meta:generator>LibreOffice/3.4$Unix LibreOffice_project/340m1$Build-302</meta:generator>
    <meta:document-statistic meta:table-count="0" meta:image-count="0" meta:object-count="0" meta:page-count="2" meta:paragraph-count="22" meta:word-count="291" meta:character-count="2563" meta:non-whitespace-character-count="2293"/>
  </office:meta>
</office:document-meta>
</file>